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B1:.B33]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issing</text:p>
          </table:table-cell>
          <table:table-cell table:formula="of:=SUM([.C1:.C33])"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31:13.814651734</meta:creation-date>
    <dc:date>2018-01-25T17:36:53.742608249</dc:date>
    <meta:editing-duration>PT23S</meta:editing-duration>
    <meta:editing-cycles>1</meta:editing-cycles>
    <meta:document-statistic meta:table-count="1" meta:cell-count="74" meta:object-count="0"/>
    <meta:generator>LibreOffice/5.3.7.2.0$Linux_X86_64 LibreOffice_project/30m0$Build-2</meta:generator>
  </office:meta>
</office:document-meta>
</file>